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800000" style:font-name="Verdana1" fo:font-size="10.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cken Crockpot Enchiladas</text:p>
      <text:p text:style-name="Standard"/>
      <text:p text:style-name="Standard">4 cups cooked, cubed chicken<text:line-break/>1 can cream of chicken soup<text:line-break/>1 cup sour cream<text:line-break/>1 10 oz. can Rotel tomatoes or 1 ¼ cups salsa<text:line-break/>6 whole wheat flour tortillas<text:line-break/>2 to 3 cups of grated cheese, cheddar or Monterey Jack or a combo<text:line-break/><text:line-break/>Mix chicken, soup, sour cream, and Rotel or salsa together. Spray your crock pot with non-stick spray and lay 2 large tortillas on the bottom. Then layer 1/3 the chicken mixture and then 1/3 the cheese. <text:s/>Repeat with layers two times again starting with the tortillas and ending with the cheese. Cook on low for 6 hours. Serve with extra salsa, chips or corn bread and a salad.<text:line-break/><text:line-break/>I think this recipe could be very versatile... I don't usually use canned soups anymore, but I was in a hurry and do have some that I use for this type of thing. You could skip the soup and just add a bit more sour cream or add more tomatoes or salsa or even a can (or a couple of cups from the freezer) of beans. This was a creation of what I had in the fridge and pantry! You could also substitute corn tortillas for the flour... may have to use more than 6 of them since they are small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meta:document-statistic meta:table-count="0" meta:image-count="0" meta:object-count="0" meta:page-count="1" meta:paragraph-count="2" meta:word-count="217" meta:character-count="1114"/>
    <dc:date>2017-05-06T18:00:32.90</dc:date>
    <dc:creator>Crystal Miller</dc:creator>
    <meta:editing-duration>PT1M25S</meta:editing-duration>
    <meta:editing-cycles>1</meta:editing-cycles>
    <meta:generator>OpenOffice/4.1.1$Win32 OpenOffice.org_project/411m6$Build-9775</meta:generator>
  </office:meta>
</office:document-meta>
</file>